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style:font-name="Courier New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t Quiros</text:p>
              </text:list-item>
              <text:list-item>
                <text:p>iOS Developer at OLX.ph</text:p>
              </text:list-item>
              <text:list-item>
                <text:p>@MattQuiros</text:p>
              </text:list-item>
              <text:list-item>
                <text:p>mattquiros@gmail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you need to build an iOS ap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ple computer with OS X 10.7.4 or higher</text:p>
              </text:list-item>
              <text:list-item>
                <text:p>Xcode 5 and iOS 7 simulator</text:p>
              </text:list-item>
              <text:list-item>
                <text:p>Objective-C</text:p>
              </text:list-item>
              <text:list-item>
                <text:p>Apple Developer License ($99/year)</text:p>
              </text:list-item>
              <text:list-item>
                <text:p>Test units of target iOS devices</text:p>
              </text:list-item>
              <text:list-item>
                <text:p>StackOverflow.com</text:p>
              </text:list-item>
              <text:list-item>
                <text:p>Apple Docs</text:p>
              </text:list-item>
              <text:list-item>
                <text:p>Mad Googling skill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bjective-C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ple’s extension of the C language</text:p>
              </text:list-item>
              <text:list-item>
                <text:p>Proprietary; can’t run in non-Apple OSes</text:p>
              </text:list-item>
              <text:list-item>
                <text:p>For making iOS and OS X ap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Xcod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 OS X app used to make iOS and OS X apps</text:p>
              </text:list-item>
              <text:list-item>
                <text:p>IDE: Integrated Development Enviro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r first Xcode pro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 Xcode and go to File → New Project</text:p>
                <text:list>
                  <text:list-item>
                    <text:p>Or, ⇧⌘N</text:p>
                  </text:list-item>
                </text:list>
              </text:list-item>
              <text:list-item>
                <text:p>Under OS X, go to Application → Command Line Tool</text:p>
              </text:list-item>
              <text:list-item>
                <text:p>Write a Product Name, ignore the other fields</text:p>
              </text:list-item>
              <text:list-item>
                <text:p>In “Type,” select “Foundation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rything starts with main.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import the Foundation framework</text:p>
                <text:list>
                  <text:list-item>
                    <text:p>“Framework” - collection of files containing code written by other people for your reuse</text:p>
                  </text:list-item>
                </text:list>
              </text:list-item>
              <text:list-item>
                <text:p>Define the <text:span text:style-name="T1">main</text:span> method</text:p>
              </text:list-item>
              <text:list-item>
                <text:p>Surround everything in an autorelease pool</text:p>
                <text:list>
                  <text:list-item>
                    <text:p>To make sure unused computer memory is cleaned up</text:p>
                  </text:list-item>
                </text:list>
              </text:list-item>
              <text:list-item>
                <text:p>return 0 if all goes w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ing NSLog</text:p>
          </draw:text-box>
        </draw:frame>
        <draw:frame presentation:style-name="pr5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A function for printing on the console</text:p>
                <text:list>
                  <text:list-item>
                    <text:p>“Function,” “method,” “procedure,” “selector”</text:p>
                    <text:list>
                      <text:list-item>
                        <text:p>lines of code grouped together to do something</text:p>
                      </text:list-item>
                    </text:list>
                  </text:list-item>
                </text:list>
              </text:list-item>
              <text:list-item>
                <text:p>Accepts one argument, which is a string</text:p>
                <text:list>
                  <text:list-item>
                    <text:p>“Argument,” “parameter”</text:p>
                    <text:list>
                      <text:list-item>
                        <text:p>a piece of information passed onto a method, meant to be manipulated or processed</text:p>
                      </text:list-item>
                    </text:list>
                  </text:list-item>
                  <text:list-item>
                    <text:p>String</text:p>
                    <text:list>
                      <text:list-item>
                        <text:p>A composition of characters (A-Z, 0-9, symbols,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nt “Hi, I'm &lt;YOUR_NAME&gt;!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-C data type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p>Uses small amount of memory to represent a single piece of very basic data.</text:p>
                  </text:list-item>
                  <text:list-item>
                    <text:p>e.g., numbers, characters, booleans</text:p>
                  </text:list-item>
                </text:list>
              </text:list-item>
              <text:list-item>
                <text:p>Object types</text:p>
                <text:list>
                  <text:list-item>
                    <text:p>Uses a larger amount of memory to represent a collection of data</text:p>
                  </text:list-item>
                  <text:list-item>
                    <text:p>Can have “properties” and “behaviors”</text:p>
                  </text:list-item>
                  <text:list-item>
                    <text:p>e.g., strings, arrays, dictionaries, an object called ASBankAc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d to hold a piece of data, either of primitive or an object type</text:p>
                <text:p/>
                <text:p><text:span text:style-name="T1">NSInteger integer = 5;</text:span></text:p>
                <text:p><text:span text:style-name="T1">NSLog(@”Integer is %d”, integer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5" draw:layer="layout" svg:width="25.199cm" svg:height="14.486cm" svg:x="1.4cm" svg:y="3.914cm" presentation:class="outline" presentation:user-transformed="true">
          <draw:text-box>
            <text:list text:style-name="L2">
              <text:list-item>
                <text:p>Numbers</text:p>
                <text:list>
                  <text:list-item>
                    <text:p>Integers</text:p>
                    <text:list>
                      <text:list-item>
                        <text:p>short, int, long, long long, and unsigned-&lt;type&gt;</text:p>
                      </text:list-item>
                      <text:list-item>
                        <text:p>NSInteger, NSUInteger</text:p>
                      </text:list-item>
                    </text:list>
                  </text:list-item>
                  <text:list-item>
                    <text:p>Floating-point numbers</text:p>
                    <text:list>
                      <text:list-item>
                        <text:p>float, double, long double</text:p>
                      </text:list-item>
                    </text:list>
                  </text:list-item>
                  <text:list-item>
                    <text:p>Characters</text:p>
                    <text:list>
                      <text:list-item>
                        <text:p>Char</text:p>
                      </text:list-item>
                    </text:list>
                  </text:list-item>
                  <text:list-item>
                    <text:p>Booleans (yes/true/1 or no/false/0)</text:p>
                    <text:list>
                      <text:list-item>
                        <text:p>bool, B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SString</text:p>
                <text:list>
                  <text:list-header>
                    <text:p><text:span text:style-name="T1">@”This is an example of a string.”</text:span></text:p>
                  </text:list-header>
                </text:list>
              </text:list-item>
              <text:list-item>
                <text:p>NSArray</text:p>
                <text:list>
                  <text:list-header>
                    <text:p><text:span text:style-name="T1">@[@”One”, @”Two”, @”Three”]</text:span></text:p>
                  </text:list-header>
                </text:list>
              </text:list-item>
              <text:list-item>
                <text:p>NSDictionary</text:p>
                <text:list>
                  <text:list-header>
                    <text:p><text:span text:style-name="T1">@{@”100” : @”Matt”, @”101” : @”Juan”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typ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SDate</text:p>
              </text:list-item>
              <text:list-item>
                <text:p>NSNumber</text:p>
              </text:list-item>
              <text:list-item>
                <text:p>NSData</text:p>
              </text:list-item>
              <text:list-item>
                <text:p>NSMutableArray, NSMutableDictionary</text:p>
              </text:list-item>
              <text:list-item>
                <text:p>Your own objects, for example, ASPerson, ASBankAccount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d ty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if you want a variable to hold any type of data.</text:p>
                <text:p/>
                <text:p><text:span text:style-name="T1">id variable = @”some string”;</text:span></text:p>
                <text:p><text:span text:style-name="T1">variable = 0;</text:span></text:p>
                <text:p><text:span text:style-name="T1">variable = @[@”one”, 2]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XTSTEP</text:p>
                <text:list>
                  <text:list-item>
                    <text:p>The OS built by NeXT Inc., the company Steve Jobs formed when he was kicked out of Apple</text:p>
                  </text:list-item>
                  <text:list-item>
                    <text:p>They built Objective-C and the Foundation framework</text:p>
                  </text:list-item>
                  <text:list-item>
                    <text:p>OS X and iOS are descendants</text:p>
                  </text:list-item>
                </text:list>
              </text:list-item>
              <text:list-item>
                <text:p>Prefixes are used to avoid name collisions</text:p>
                <text:list>
                  <text:list-item>
                    <text:p>Apple uses two letters, so we all best use thre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clare primitive and object variables and print them in the conso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7" draw:layer="layout" svg:width="25.199cm" svg:height="15.786cm" svg:x="1.4cm" svg:y="4.014cm" presentation:class="outline" presentation:user-transformed="true">
          <draw:text-box>
            <text:list text:style-name="L2">
              <text:list-item>
                <text:p>Allow you to execute code depending on conditions</text:p>
                <text:p/>
                <text:p><text:span text:style-name="T1">NSInteger number = 10;</text:span></text:p>
                <text:p><text:span text:style-name="T1">if (number &gt; 5) {</text:span></text:p>
                <text:list>
                  <text:list-header>
                    <text:p><text:span text:style-name="T1">NSLog(@”Number is greater than 5.”);</text:span></text:p>
                  </text:list-header>
                </text:list>
                <text:p><text:span text:style-name="T1">} else if (number &lt; 5) {</text:span></text:p>
                <text:list>
                  <text:list-header>
                    <text:p><text:span text:style-name="T1">NSLog(@”Number is less than 5.”);</text:span></text:p>
                  </text:list-header>
                </text:list>
                <text:p><text:span text:style-name="T1">} else {</text:span></text:p>
                <text:list>
                  <text:list-header>
                    <text:p><text:span text:style-name="T1">NSLog(@”Number is equal to 5.”);</text:span></text:p>
                  </text:list-header>
                </text:list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f and else</text:p>
              </text:list-item>
              <text:list-item>
                <text:p>Equality operators: &gt;, &lt;, ==, &gt;=, &lt;=, !=, isEqualToString:</text:p>
              </text:list-item>
              <text:list-item>
                <text:p>Logical operators: &amp;&amp;, ||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Define a boolean variable and print “YES” if its value is true, otherwise print “NO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d to shorten code that repeats</text:p>
              </text:list-item>
              <text:list-item>
                <text:p>Types: while, do-while, for</text:p>
              </text:list-item>
              <text:list-item>
                <text:p>Parts of a <text:span text:style-name="T1">for</text:span> loop</text:p>
                <text:list>
                  <text:list-item>
                    <text:p>initializer, condition, increment</text:p>
                  </text:list-item>
                </text:list>
                <text:p/>
                <text:p><text:span text:style-name="T1">for (int i = 0; i &lt; 10; i++) {</text:span></text:p>
                <text:list>
                  <text:list-header>
                    <text:p><text:span text:style-name="T1">NSLog(@”Iteration %d”, i);</text:span></text:p>
                  </text:list-header>
                </text:list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lass is a definition of an object</text:p>
                <text:list>
                  <text:list-item>
                    <text:p>An object has properties, and behaviors.</text:p>
                  </text:list-item>
                </text:list>
              </text:list-item>
              <text:list-item>
                <text:p>Where you define the object's properties</text:p>
                <text:list>
                  <text:list-item>
                    <text:p>Use the <text:span text:style-name="T1">@property</text:span> directive</text:p>
                  </text:list-item>
                </text:list>
              </text:list-item>
              <text:list-item>
                <text:p>Where you define the object's behaviors</text:p>
                <text:list>
                  <text:list-item>
                    <text:p>Behaviors are translated into methods.</text:p>
                  </text:list-item>
                  <text:list-item>
                    <text:p>Can be property accessors, or getters and set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s two parts:</text:p>
                <text:list>
                  <text:list-item>
                    <text:p>@interface</text:p>
                    <text:list>
                      <text:list-item>
                        <text:p>Declaration of properties and methods</text:p>
                      </text:list-item>
                      <text:list-item>
                        <text:p>Traditionally defined in the .h file, called the header file</text:p>
                        <text:list>
                          <text:list-item>
                            <text:p>But can be in the .m file, too</text:p>
                          </text:list-item>
                        </text:list>
                      </text:list-item>
                    </text:list>
                  </text:list-item>
                  <text:list-item>
                    <text:p>@implementation</text:p>
                    <text:list>
                      <text:list-item>
                        <text:p>Implementation of methods</text:p>
                      </text:list-item>
                      <text:list-item>
                        <text:p>Only defined in the .m file, called the implementation 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a class for a bank account, call its methods, and print its state to the console after each ca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co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list of method signatures.</text:p>
                <text:list>
                  <text:list-item>
                    <text:p>Just a definition of the method names, no implementation.</text:p>
                  </text:list-item>
                </text:list>
              </text:list-item>
              <text:list-item>
                <text:p>A class that implements the methods in a protocol implements that protoc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g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on design pattern in Objective-C</text:p>
                <text:list>
                  <text:list-item>
                    <text:p>“Design pattern” - a way of structuring code so that it is organized (“organized” = not barbaric, not amateur, architectured)</text:p>
                  </text:list-item>
                </text:list>
              </text:list-item>
              <text:list-item>
                <text:p>Used for executing code in Object A when something is executed on Object B.</text:p>
                <text:list>
                  <text:list-item>
                    <text:p>That way, the delegate of Object B is Object 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ong and wea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RRIBLE advice for BEGINNERS only:</text:p>
                <text:list>
                  <text:list-item>
                    <text:p>Declare all properties strong EXCEPT FOR DELEGATES</text:p>
                  </text:list-item>
                  <text:list-item>
                    <text:p>Please don't stick with this behavior. Any decent, self-respecting iOS developer who has a soul and is capable of sense and emotion takes the time to understand what pointers are and what <text:span text:style-name="T1">strong</text:span> and <text:span text:style-name="T1">weak</text:span> mean. They are VERY IMPORT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Create a class for a bank. Create an instance, and give it some starting cash.</text:p>
              </text:list-item>
              <text:list-item>
                <text:p>Create instances of bank accounts tied to the bank.</text:p>
              </text:list-item>
              <text:list-item>
                <text:p>When money is withdrawn from the bank account, make the bank print out how much cash is left.</text:p>
              </text:list-item>
              <text:list-item>
                <text:p>How is the delegation pattern useful in an iOS app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ust like a method, except that you store it in a variable.</text:p>
              </text:list-item>
              <text:list-item>
                <text:p>Syntax: <text:span text:style-name="T2">fuckingblocksyntax.com</text:span></text:p>
              </text:list-item>
              <text:list-item>
                <text:p>SFW link: goshdarnblocksyntax.com</text:p>
              </text:list-item>
              <text:list-item>
                <text:p>Useful for performing tasks in the background (such as an HTTP request), and executing the block only when the request is finish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a method to drain the bank's cash by ones, to zero.</text:p>
              </text:list-item>
              <text:list-item>
                <text:p>The method must accept a block to execute when the cash is already zero.</text:p>
              </text:list-item>
              <text:list-item>
                <text:p>Execute a block when the bank's cash is already zer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P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4T00:13:52.839950000</meta:creation-date>
    <dc:date>2014-05-24T20:49:30.419236000</dc:date>
    <meta:editing-duration>PT3H6M20S</meta:editing-duration>
    <meta:editing-cycles>243</meta:editing-cycles>
    <meta:generator>LibreOffice/4.1.1.2$MacOSX_x86 LibreOffice_project/7e4286b58adc75a14f6d83f53a03b6c11fa2903</meta:generator>
    <meta:document-statistic meta:object-count="141"/>
  </office:meta>
</office:document-meta>
</file>